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000080" loext:opacity="100%"/>
    </style:style>
    <style:style style:name="T2" style:family="text">
      <style:text-properties fo:color="#c0c0c0" loext:opacity="100%"/>
    </style:style>
    <style:style style:name="T3" style:family="text">
      <style:text-properties fo:color="#008000" loext:opacity="100%"/>
    </style:style>
    <style:style style:name="T4" style:family="text">
      <style:text-properties fo:color="#808000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800000" loext:opacity="100%"/>
    </style:style>
    <style:style style:name="T8" style:family="text">
      <style:text-properties fo:color="#00677c" loext:opacity="100%"/>
    </style:style>
    <style:style style:name="T9" style:family="text">
      <style:text-properties fo:color="#00677c" loext:opacity="100%" fo:font-weight="bold"/>
    </style:style>
    <style:style style:name="T10" style:family="text">
      <style:text-properties fo:color="#092e64" loext:opacity="100%"/>
    </style:style>
    <style:style style:name="T11" style:family="text">
      <style:text-properties fo:color="#092e64" loext:opacity="100%" fo:font-style="italic"/>
    </style:style>
    <style:style style:name="T12" style:family="text">
      <style:text-properties fo:color="#ce5c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<text:span text:style-name="T1">include</text:span><text:span text:style-name="T2"> </text:span>&lt;<text:span text:style-name="T3">iostream</text:span>&gt;</text:p>
      <text:p text:style-name="P2">#<text:span text:style-name="T1">include</text:span><text:span text:style-name="T2"> </text:span>&lt;<text:span text:style-name="T3">fstream</text:span>&gt;</text:p>
      <text:p text:style-name="P2">#<text:span text:style-name="T1">include</text:span><text:span text:style-name="T2"> </text:span>&lt;<text:span text:style-name="T3">string</text:span>&gt;</text:p>
      <text:p text:style-name="P2">#<text:span text:style-name="T1">include</text:span><text:span text:style-name="T2"> </text:span>&lt;<text:span text:style-name="T3">vector</text:span>&gt;</text:p>
      <text:p text:style-name="P2">#<text:span text:style-name="T1">include</text:span><text:span text:style-name="T2"> </text:span>&lt;<text:span text:style-name="T3">map</text:span>&gt;</text:p>
      <text:p text:style-name="P2">#<text:span text:style-name="T1">include</text:span><text:span text:style-name="T2"> </text:span>&lt;<text:span text:style-name="T3">algorithm</text:span>&gt;</text:p>
      <text:p text:style-name="P2">#<text:span text:style-name="T1">include</text:span><text:span text:style-name="T2"> </text:span>&lt;<text:span text:style-name="T3">iomanip</text:span>&gt;</text:p>
      <text:p text:style-name="P1">#<text:span text:style-name="T1">include</text:span><text:span text:style-name="T2"> </text:span>&lt;<text:span text:style-name="T3">sstream</text:span>&gt;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"><text:span text:style-name="T3">//</text:span><text:span text:style-name="T2"> </text:span><text:span text:style-name="T3">Класс</text:span><text:span text:style-name="T2"> </text:span><text:span text:style-name="T3">для</text:span><text:span text:style-name="T2"> </text:span><text:span text:style-name="T3">работы</text:span><text:span text:style-name="T2"> </text:span><text:span text:style-name="T3">с</text:span><text:span text:style-name="T2"> </text:span><text:span text:style-name="T3">курсами</text:span><text:span text:style-name="T2"> </text:span><text:span text:style-name="T3">валют</text:span></text:p>
      <text:p text:style-name="P2"><text:span text:style-name="T4">class</text:span><text:span text:style-name="T2"> </text:span><text:span text:style-name="T6">CurrencyConverter</text:span><text:span text:style-name="T2"> </text:span>{</text:p>
      <text:p text:style-name="P2"><text:span text:style-name="T4">private</text:span>:</text:p>
      <text:p text:style-name="P2"><text:span text:style-name="T2"><text:s text:c="4"/></text:span><text:span text:style-name="T5">map</text:span>&lt;<text:span text:style-name="T5">string</text:span>,<text:span text:style-name="T2"> </text:span><text:span text:style-name="T4">double</text:span>&gt;<text:span text:style-name="T2"> </text:span><text:span text:style-name="T7">exchangeRates</text:span>;</text:p>
      <text:p text:style-name="P1"><text:span text:style-name="T2"><text:s text:c="4"/></text:span><text:span text:style-name="T5">string</text:span><text:span text:style-name="T2"> </text:span><text:span text:style-name="T7">baseCurrency</text:span>;</text:p>
      <text:p text:style-name="P2"><text:span text:style-name="T4">public</text:span>:</text:p>
      <text:p text:style-name="P2"><text:span text:style-name="T2"><text:s text:c="4"/></text:span><text:span text:style-name="T3">//</text:span><text:span text:style-name="T2"> </text:span><text:span text:style-name="T3">Загрузка</text:span><text:span text:style-name="T2"> </text:span><text:span text:style-name="T3">курсов</text:span><text:span text:style-name="T2"> </text:span><text:span text:style-name="T3">валют</text:span><text:span text:style-name="T2"> </text:span><text:span text:style-name="T3">из</text:span><text:span text:style-name="T2"> </text:span><text:span text:style-name="T3">файла</text:span></text:p>
      <text:p text:style-name="P2"><text:span text:style-name="T2"><text:s text:c="4"/></text:span><text:span text:style-name="T4">bool</text:span><text:span text:style-name="T2"> </text:span><text:span text:style-name="T9">loadExchangeRates</text:span>(<text:span text:style-name="T4">const</text:span><text:span text:style-name="T2"> </text:span><text:span text:style-name="T5">string</text:span>&amp;<text:span text:style-name="T2"> </text:span><text:span text:style-name="T10">filename</text:span>)<text:span text:style-name="T2"> </text:span>{</text:p>
      <text:p text:style-name="P2"><text:span text:style-name="T2"><text:s text:c="8"/></text:span><text:span text:style-name="T5">ifstream</text:span><text:span text:style-name="T2"> </text:span><text:span text:style-name="T10">file</text:span>(<text:span text:style-name="T10">filename</text:span>);</text:p>
      <text:p text:style-name="P2"><text:span text:style-name="T2"><text:s text:c="8"/></text:span><text:span text:style-name="T4">if</text:span><text:span text:style-name="T2"> </text:span>(!<text:span text:style-name="T10">file</text:span>.<text:span text:style-name="T8">is_open</text:span>())<text:span text:style-name="T2"> </text:span>{</text:p>
      <text:p text:style-name="P2"><text:span text:style-name="T2"><text:s text:c="12"/></text:span><text:span text:style-name="T12">cerr</text:span><text:span text:style-name="T2"> </text:span><text:span text:style-name="T8">&lt;&lt;</text:span><text:span text:style-name="T2"> </text:span><text:span text:style-name="T3">"Ошибка: Не удалось открыть файл с курсами валют."</text:span><text:span text:style-name="T2"> </text:span><text:span text:style-name="T8">&lt;&lt;</text:span><text:span text:style-name="T2"> </text:span><text:span text:style-name="T8">endl</text:span>;</text:p>
      <text:p text:style-name="P2"><text:span text:style-name="T2"><text:s text:c="12"/></text:span><text:span text:style-name="T4">return</text:span><text:span text:style-name="T2"> </text:span><text:span text:style-name="T4">false</text:span>;</text:p>
      <text:p text:style-name="P1"><text:span text:style-name="T2"><text:s text:c="8"/></text:span>}</text:p>
      <text:p text:style-name="P2"><text:span text:style-name="T2"><text:s text:c="8"/></text:span><text:span text:style-name="T5">string</text:span><text:span text:style-name="T2"> </text:span><text:span text:style-name="T10">line</text:span>;</text:p>
      <text:p text:style-name="P2"><text:span text:style-name="T2"><text:s text:c="8"/></text:span><text:span text:style-name="T3">//</text:span><text:span text:style-name="T2"> </text:span><text:span text:style-name="T3">Первая</text:span><text:span text:style-name="T2"> </text:span><text:span text:style-name="T3">строка</text:span><text:span text:style-name="T2"> </text:span><text:span text:style-name="T3">-</text:span><text:span text:style-name="T2"> </text:span><text:span text:style-name="T3">базовая</text:span><text:span text:style-name="T2"> </text:span><text:span text:style-name="T3">валюта</text:span></text:p>
      <text:p text:style-name="P2"><text:span text:style-name="T2"><text:s text:c="8"/></text:span><text:span text:style-name="T4">if</text:span><text:span text:style-name="T2"> </text:span>(<text:span text:style-name="T8">getline</text:span>(<text:span text:style-name="T10">file</text:span>,<text:span text:style-name="T2"> </text:span><text:span text:style-name="T11">line</text:span>))<text:span text:style-name="T2"> </text:span>{</text:p>
      <text:p text:style-name="P2"><text:span text:style-name="T2"><text:s text:c="12"/></text:span><text:span text:style-name="T7">baseCurrency</text:span><text:span text:style-name="T2"> </text:span><text:span text:style-name="T8">=</text:span><text:span text:style-name="T2"> </text:span><text:span text:style-name="T10">line</text:span>;</text:p>
      <text:p text:style-name="P2"><text:span text:style-name="T2"><text:s text:c="8"/></text:span>}<text:span text:style-name="T2"> </text:span><text:span text:style-name="T4">else</text:span><text:span text:style-name="T2"> </text:span>{</text:p>
      <text:p text:style-name="P2"><text:span text:style-name="T2"><text:s text:c="12"/></text:span><text:span text:style-name="T12">cerr</text:span><text:span text:style-name="T2"> </text:span><text:span text:style-name="T8">&lt;&lt;</text:span><text:span text:style-name="T2"> </text:span><text:span text:style-name="T3">"Ошибка: Файл курсов валют пуст или имеет неверный формат."</text:span><text:span text:style-name="T2"> </text:span><text:span text:style-name="T8">&lt;&lt;</text:span><text:span text:style-name="T2"> </text:span><text:span text:style-name="T8">endl</text:span>;</text:p>
      <text:p text:style-name="P2"><text:span text:style-name="T2"><text:s text:c="12"/></text:span><text:span text:style-name="T4">return</text:span><text:span text:style-name="T2"> </text:span><text:span text:style-name="T4">false</text:span>;</text:p>
      <text:p text:style-name="P1"><text:span text:style-name="T2"><text:s text:c="8"/></text:span>}</text:p>
      <text:p text:style-name="P2"><text:span text:style-name="T2"><text:s text:c="8"/></text:span><text:span text:style-name="T3">//</text:span><text:span text:style-name="T2"> </text:span><text:span text:style-name="T3">Последующие</text:span><text:span text:style-name="T2"> </text:span><text:span text:style-name="T3">строки</text:span><text:span text:style-name="T2"> </text:span><text:span text:style-name="T3">-</text:span><text:span text:style-name="T2"> </text:span><text:span text:style-name="T3">пары</text:span><text:span text:style-name="T2"> </text:span><text:span text:style-name="T3">валюта:курс</text:span></text:p>
      <text:p text:style-name="P2"><text:span text:style-name="T2"><text:s text:c="8"/></text:span><text:span text:style-name="T4">while</text:span><text:span text:style-name="T2"> </text:span>(<text:span text:style-name="T8">getline</text:span>(<text:span text:style-name="T10">file</text:span>,<text:span text:style-name="T2"> </text:span><text:span text:style-name="T11">line</text:span>))<text:span text:style-name="T2"> </text:span>{</text:p>
      <text:p text:style-name="P2"><text:span text:style-name="T2"><text:s text:c="12"/></text:span><text:span text:style-name="T5">size_t</text:span><text:span text:style-name="T2"> </text:span><text:span text:style-name="T10">delimiterPos</text:span><text:span text:style-name="T2"> </text:span>=<text:span text:style-name="T2"> </text:span><text:span text:style-name="T10">line</text:span>.<text:span text:style-name="T8">find</text:span>(<text:span text:style-name="T3">':'</text:span>);</text:p>
      <text:p text:style-name="P2"><text:span text:style-name="T2"><text:s text:c="12"/></text:span><text:span text:style-name="T4">if</text:span><text:span text:style-name="T2"> </text:span>(<text:span text:style-name="T10">delimiterPos</text:span><text:span text:style-name="T2"> </text:span>==<text:span text:style-name="T2"> </text:span><text:span text:style-name="T5">string</text:span>::<text:span text:style-name="T12">npos</text:span>)<text:span text:style-name="T2"> </text:span>{</text:p>
      <text:p text:style-name="P2"><text:span text:style-name="T2"><text:s text:c="16"/></text:span><text:span text:style-name="T4">continue</text:span>;<text:span text:style-name="T2"> </text:span><text:span text:style-name="T3">//</text:span><text:span text:style-name="T2"> </text:span><text:span text:style-name="T3">Пропускаем</text:span><text:span text:style-name="T2"> </text:span><text:span text:style-name="T3">строки</text:span><text:span text:style-name="T2"> </text:span><text:span text:style-name="T3">с</text:span><text:span text:style-name="T2"> </text:span><text:span text:style-name="T3">неверным</text:span><text:span text:style-name="T2"> </text:span><text:span text:style-name="T3">форматом</text:span></text:p>
      <text:p text:style-name="P1"><text:span text:style-name="T2"><text:s text:c="12"/></text:span>}</text:p>
      <text:p text:style-name="P2"><text:span text:style-name="T2"><text:s text:c="12"/></text:span><text:span text:style-name="T5">string</text:span><text:span text:style-name="T2"> </text:span><text:span text:style-name="T10">currency</text:span><text:span text:style-name="T2"> </text:span>=<text:span text:style-name="T2"> </text:span><text:span text:style-name="T10">line</text:span>.<text:span text:style-name="T8">substr</text:span>(<text:span text:style-name="T1">0</text:span>,<text:span text:style-name="T2"> </text:span><text:span text:style-name="T10">delimiterPos</text:span>);</text:p>
      <text:p text:style-name="P1"><text:span text:style-name="T2"><text:s text:c="12"/></text:span><text:span text:style-name="T4">double</text:span><text:span text:style-name="T2"> </text:span><text:span text:style-name="T10">rate</text:span><text:span text:style-name="T2"> </text:span>=<text:span text:style-name="T2"> </text:span><text:span text:style-name="T8">stod</text:span>(<text:span text:style-name="T10">line</text:span>.<text:span text:style-name="T8">substr</text:span>(<text:span text:style-name="T10">delimiterPos</text:span><text:span text:style-name="T2"> </text:span>+<text:span text:style-name="T2"> </text:span><text:span text:style-name="T1">1</text:span>));</text:p>
      <text:p text:style-name="P2"><text:span text:style-name="T2"><text:s text:c="12"/></text:span><text:span text:style-name="T7">exchangeRates</text:span><text:span text:style-name="T8">[</text:span><text:span text:style-name="T10">currency</text:span><text:span text:style-name="T8">]</text:span><text:span text:style-name="T2"> </text:span>=<text:span text:style-name="T2"> </text:span><text:span text:style-name="T10">rate</text:span>;</text:p>
      <text:p text:style-name="P1"><text:span text:style-name="T2"><text:s text:c="8"/></text:span>}</text:p>
      <text:p text:style-name="P2"><text:span text:style-name="T2"><text:s text:c="8"/></text:span><text:span text:style-name="T10">file</text:span>.<text:span text:style-name="T8">close</text:span>();</text:p>
      <text:p text:style-name="P2"><text:span text:style-name="T2"><text:s text:c="8"/></text:span><text:span text:style-name="T4">return</text:span><text:span text:style-name="T2"> </text:span><text:span text:style-name="T4">true</text:span>;</text:p>
      <text:p text:style-name="P1"><text:span text:style-name="T2"><text:s text:c="4"/></text:span>}</text:p>
      <text:p text:style-name="P2"><text:span text:style-name="T2"><text:s text:c="4"/></text:span><text:span text:style-name="T3">//</text:span><text:span text:style-name="T2"> </text:span><text:span text:style-name="T3">Конвертация</text:span><text:span text:style-name="T2"> </text:span><text:span text:style-name="T3">суммы</text:span><text:span text:style-name="T2"> </text:span><text:span text:style-name="T3">из</text:span><text:span text:style-name="T2"> </text:span><text:span text:style-name="T3">одной</text:span><text:span text:style-name="T2"> </text:span><text:span text:style-name="T3">валюты</text:span><text:span text:style-name="T2"> </text:span><text:span text:style-name="T3">в</text:span><text:span text:style-name="T2"> </text:span><text:span text:style-name="T3">другую</text:span></text:p>
      <text:p text:style-name="P2"><text:span text:style-name="T2"><text:s text:c="4"/></text:span><text:span text:style-name="T4">double</text:span><text:span text:style-name="T2"> </text:span><text:span text:style-name="T9">convert</text:span>(<text:span text:style-name="T4">double</text:span><text:span text:style-name="T2"> </text:span><text:span text:style-name="T10">amount</text:span>,<text:span text:style-name="T2"> </text:span><text:span text:style-name="T4">const</text:span><text:span text:style-name="T2"> </text:span><text:span text:style-name="T5">string</text:span>&amp;<text:span text:style-name="T2"> </text:span><text:span text:style-name="T10">fromCurrency</text:span>,<text:span text:style-name="T2"> </text:span><text:span text:style-name="T4">const</text:span><text:span text:style-name="T2"> </text:span><text:span text:style-name="T5">string</text:span>&amp;<text:span text:style-name="T2"> </text:span><text:span text:style-name="T10">toCurrency</text:span>)<text:span text:style-name="T2"> </text:span>{</text:p>
      <text:p text:style-name="P2"><text:span text:style-name="T2"><text:s text:c="8"/></text:span><text:span text:style-name="T4">if</text:span><text:span text:style-name="T2"> </text:span>(<text:span text:style-name="T10">fromCurrency</text:span><text:span text:style-name="T2"> </text:span><text:span text:style-name="T8">==</text:span><text:span text:style-name="T2"> </text:span><text:span text:style-name="T10">toCurrency</text:span>)<text:span text:style-name="T2"> </text:span>{</text:p>
      <text:p text:style-name="P2"><text:span text:style-name="T2"><text:s text:c="12"/></text:span><text:span text:style-name="T4">return</text:span><text:span text:style-name="T2"> </text:span><text:span text:style-name="T10">amount</text:span>;</text:p>
      <text:p text:style-name="P1"><text:span text:style-name="T2"><text:s text:c="8"/></text:span>}</text:p>
      <text:p text:style-name="P2"><text:soft-page-break/><text:span text:style-name="T2"><text:s text:c="8"/></text:span><text:span text:style-name="T3">//</text:span><text:span text:style-name="T2"> </text:span><text:span text:style-name="T3">Если</text:span><text:span text:style-name="T2"> </text:span><text:span text:style-name="T3">одна</text:span><text:span text:style-name="T2"> </text:span><text:span text:style-name="T3">из</text:span><text:span text:style-name="T2"> </text:span><text:span text:style-name="T3">валют</text:span><text:span text:style-name="T2"> </text:span><text:span text:style-name="T3">-</text:span><text:span text:style-name="T2"> </text:span><text:span text:style-name="T3">базовая</text:span></text:p>
      <text:p text:style-name="P2"><text:span text:style-name="T2"><text:s text:c="8"/></text:span><text:span text:style-name="T4">if</text:span><text:span text:style-name="T2"> </text:span>(<text:span text:style-name="T10">fromCurrency</text:span><text:span text:style-name="T2"> </text:span><text:span text:style-name="T8">==</text:span><text:span text:style-name="T2"> </text:span><text:span text:style-name="T7">baseCurrency</text:span>)<text:span text:style-name="T2"> </text:span>{</text:p>
      <text:p text:style-name="P2"><text:span text:style-name="T2"><text:s text:c="12"/></text:span><text:span text:style-name="T4">if</text:span><text:span text:style-name="T2"> </text:span>(<text:span text:style-name="T7">exchangeRates</text:span>.<text:span text:style-name="T8">find</text:span>(<text:span text:style-name="T10">toCurrency</text:span>)<text:span text:style-name="T2"> </text:span><text:span text:style-name="T8">!=</text:span><text:span text:style-name="T2"> </text:span><text:span text:style-name="T7">exchangeRates</text:span>.<text:span text:style-name="T8">end</text:span>())<text:span text:style-name="T2"> </text:span>{</text:p>
      <text:p text:style-name="P2"><text:span text:style-name="T2"><text:s text:c="16"/></text:span><text:span text:style-name="T4">return</text:span><text:span text:style-name="T2"> </text:span><text:span text:style-name="T10">amount</text:span><text:span text:style-name="T2"> </text:span>*<text:span text:style-name="T2"> </text:span><text:span text:style-name="T7">exchangeRates</text:span><text:span text:style-name="T8">[</text:span><text:span text:style-name="T10">toCurrency</text:span><text:span text:style-name="T8">]</text:span>;</text:p>
      <text:p text:style-name="P2"><text:span text:style-name="T2"><text:s text:c="12"/></text:span>}</text:p>
      <text:p text:style-name="P2"><text:span text:style-name="T2"><text:s text:c="8"/></text:span>}<text:span text:style-name="T2"> </text:span><text:span text:style-name="T4">else</text:span><text:span text:style-name="T2"> </text:span><text:span text:style-name="T4">if</text:span><text:span text:style-name="T2"> </text:span>(<text:span text:style-name="T10">toCurrency</text:span><text:span text:style-name="T2"> </text:span><text:span text:style-name="T8">==</text:span><text:span text:style-name="T2"> </text:span><text:span text:style-name="T7">baseCurrency</text:span>)<text:span text:style-name="T2"> </text:span>{</text:p>
      <text:p text:style-name="P2"><text:span text:style-name="T2"><text:s text:c="12"/></text:span><text:span text:style-name="T4">if</text:span><text:span text:style-name="T2"> </text:span>(<text:span text:style-name="T7">exchangeRates</text:span>.<text:span text:style-name="T8">find</text:span>(<text:span text:style-name="T10">fromCurrency</text:span>)<text:span text:style-name="T2"> </text:span><text:span text:style-name="T8">!=</text:span><text:span text:style-name="T2"> </text:span><text:span text:style-name="T7">exchangeRates</text:span>.<text:span text:style-name="T8">end</text:span>())<text:span text:style-name="T2"> </text:span>{</text:p>
      <text:p text:style-name="P2"><text:span text:style-name="T2"><text:s text:c="16"/></text:span><text:span text:style-name="T4">return</text:span><text:span text:style-name="T2"> </text:span><text:span text:style-name="T10">amount</text:span><text:span text:style-name="T2"> </text:span>/<text:span text:style-name="T2"> </text:span><text:span text:style-name="T7">exchangeRates</text:span><text:span text:style-name="T8">[</text:span><text:span text:style-name="T10">fromCurrency</text:span><text:span text:style-name="T8">]</text:span>;</text:p>
      <text:p text:style-name="P2"><text:span text:style-name="T2"><text:s text:c="12"/></text:span>}</text:p>
      <text:p text:style-name="P2"><text:span text:style-name="T2"><text:s text:c="8"/></text:span>}<text:span text:style-name="T2"> </text:span><text:span text:style-name="T4">else</text:span><text:span text:style-name="T2"> </text:span>{</text:p>
      <text:p text:style-name="P2"><text:span text:style-name="T2"><text:s text:c="12"/></text:span><text:span text:style-name="T3">//</text:span><text:span text:style-name="T2"> </text:span><text:span text:style-name="T3">Конвертация</text:span><text:span text:style-name="T2"> </text:span><text:span text:style-name="T3">между</text:span><text:span text:style-name="T2"> </text:span><text:span text:style-name="T3">двумя</text:span><text:span text:style-name="T2"> </text:span><text:span text:style-name="T3">небазовыми</text:span><text:span text:style-name="T2"> </text:span><text:span text:style-name="T3">валютами</text:span></text:p>
      <text:p text:style-name="P2"><text:span text:style-name="T2"><text:s text:c="12"/></text:span><text:span text:style-name="T4">if</text:span><text:span text:style-name="T2"> </text:span>(<text:span text:style-name="T7">exchangeRates</text:span>.<text:span text:style-name="T8">find</text:span>(<text:span text:style-name="T10">fromCurrency</text:span>)<text:span text:style-name="T2"> </text:span><text:span text:style-name="T8">!=</text:span><text:span text:style-name="T2"> </text:span><text:span text:style-name="T7">exchangeRates</text:span>.<text:span text:style-name="T8">end</text:span>()<text:span text:style-name="T2"> </text:span>&amp;&amp;</text:p>
      <text:p text:style-name="P2"><text:span text:style-name="T2"><text:s text:c="16"/></text:span><text:span text:style-name="T7">exchangeRates</text:span>.<text:span text:style-name="T8">find</text:span>(<text:span text:style-name="T10">toCurrency</text:span>)<text:span text:style-name="T2"> </text:span><text:span text:style-name="T8">!=</text:span><text:span text:style-name="T2"> </text:span><text:span text:style-name="T7">exchangeRates</text:span>.<text:span text:style-name="T8">end</text:span>())<text:span text:style-name="T2"> </text:span>{</text:p>
      <text:p text:style-name="P2"><text:span text:style-name="T2"><text:s text:c="16"/></text:span><text:span text:style-name="T4">return</text:span><text:span text:style-name="T2"> </text:span><text:span text:style-name="T10">amount</text:span><text:span text:style-name="T2"> </text:span>*<text:span text:style-name="T2"> </text:span><text:span text:style-name="T7">exchangeRates</text:span><text:span text:style-name="T8">[</text:span><text:span text:style-name="T10">toCurrency</text:span><text:span text:style-name="T8">]</text:span><text:span text:style-name="T2"> </text:span>/<text:span text:style-name="T2"> </text:span><text:span text:style-name="T7">exchangeRates</text:span><text:span text:style-name="T8">[</text:span><text:span text:style-name="T10">fromCurrency</text:span><text:span text:style-name="T8">]</text:span>;</text:p>
      <text:p text:style-name="P2"><text:span text:style-name="T2"><text:s text:c="12"/></text:span>}</text:p>
      <text:p text:style-name="P1"><text:span text:style-name="T2"><text:s text:c="8"/></text:span>}</text:p>
      <text:p text:style-name="P2"><text:span text:style-name="T2"><text:s text:c="8"/></text:span><text:span text:style-name="T12">cerr</text:span><text:span text:style-name="T2"> </text:span><text:span text:style-name="T8">&lt;&lt;</text:span><text:span text:style-name="T2"> </text:span><text:span text:style-name="T3">"Ошибка: Неизвестная валюта или отсутствует курс обмена."</text:span><text:span text:style-name="T2"> </text:span><text:span text:style-name="T8">&lt;&lt;</text:span><text:span text:style-name="T2"> </text:span><text:span text:style-name="T8">endl</text:span>;</text:p>
      <text:p text:style-name="P2"><text:span text:style-name="T2"><text:s text:c="8"/></text:span><text:span text:style-name="T4">return</text:span><text:span text:style-name="T2"> </text:span>-<text:span text:style-name="T1">1.0</text:span>;</text:p>
      <text:p text:style-name="P1"><text:span text:style-name="T2"><text:s text:c="4"/></text:span>}</text:p>
      <text:p text:style-name="P2"><text:span text:style-name="T2"><text:s text:c="4"/></text:span><text:span text:style-name="T3">//</text:span><text:span text:style-name="T2"> </text:span><text:span text:style-name="T3">Получение</text:span><text:span text:style-name="T2"> </text:span><text:span text:style-name="T3">списка</text:span><text:span text:style-name="T2"> </text:span><text:span text:style-name="T3">доступных</text:span><text:span text:style-name="T2"> </text:span><text:span text:style-name="T3">валют</text:span></text:p>
      <text:p text:style-name="P2"><text:span text:style-name="T2"><text:s text:c="4"/></text:span><text:span text:style-name="T5">vector</text:span>&lt;<text:span text:style-name="T5">string</text:span>&gt;<text:span text:style-name="T2"> </text:span><text:span text:style-name="T9">getAvailableCurrencies</text:span>()<text:span text:style-name="T2"> </text:span><text:span text:style-name="T4">const</text:span><text:span text:style-name="T2"> </text:span>{</text:p>
      <text:p text:style-name="P2"><text:span text:style-name="T2"><text:s text:c="8"/></text:span><text:span text:style-name="T5">vector</text:span>&lt;<text:span text:style-name="T5">string</text:span>&gt;<text:span text:style-name="T2"> </text:span><text:span text:style-name="T10">currencies</text:span>;</text:p>
      <text:p text:style-name="P2"><text:span text:style-name="T2"><text:s text:c="8"/></text:span><text:span text:style-name="T10">currencies</text:span>.<text:span text:style-name="T8">push_back</text:span>(<text:span text:style-name="T7">baseCurrency</text:span>);</text:p>
      <text:p text:style-name="P2"><text:span text:style-name="T2"><text:s text:c="8"/></text:span><text:span text:style-name="T4">for</text:span><text:span text:style-name="T2"> </text:span>(<text:span text:style-name="T4">const</text:span><text:span text:style-name="T2"> </text:span><text:span text:style-name="T4">auto</text:span>&amp;<text:span text:style-name="T2"> </text:span><text:span text:style-name="T10">pair</text:span><text:span text:style-name="T2"> </text:span>:<text:span text:style-name="T2"> </text:span><text:span text:style-name="T7">exchangeRates</text:span>)<text:span text:style-name="T2"> </text:span>{</text:p>
      <text:p text:style-name="P2"><text:span text:style-name="T2"><text:s text:c="12"/></text:span><text:span text:style-name="T10">currencies</text:span>.<text:span text:style-name="T8">push_back</text:span>(<text:span text:style-name="T10">pair</text:span>.<text:span text:style-name="T7">first</text:span>);</text:p>
      <text:p text:style-name="P2"><text:span text:style-name="T2"><text:s text:c="8"/></text:span>}</text:p>
      <text:p text:style-name="P2"><text:span text:style-name="T2"><text:s text:c="8"/></text:span><text:span text:style-name="T4">return</text:span><text:span text:style-name="T2"> </text:span><text:span text:style-name="T10">currencies</text:span>;</text:p>
      <text:p text:style-name="P1"><text:span text:style-name="T2"><text:s text:c="4"/></text:span>}</text:p>
      <text:p text:style-name="P2"><text:span text:style-name="T2"><text:s text:c="4"/></text:span><text:span text:style-name="T3">//</text:span><text:span text:style-name="T2"> </text:span><text:span text:style-name="T3">Проверка</text:span><text:span text:style-name="T2"> </text:span><text:span text:style-name="T3">наличия</text:span><text:span text:style-name="T2"> </text:span><text:span text:style-name="T3">валюты</text:span></text:p>
      <text:p text:style-name="P2"><text:span text:style-name="T2"><text:s text:c="4"/></text:span><text:span text:style-name="T4">bool</text:span><text:span text:style-name="T2"> </text:span><text:span text:style-name="T9">hasCurrency</text:span>(<text:span text:style-name="T4">const</text:span><text:span text:style-name="T2"> </text:span><text:span text:style-name="T5">string</text:span>&amp;<text:span text:style-name="T2"> </text:span><text:span text:style-name="T10">currency</text:span>)<text:span text:style-name="T2"> </text:span><text:span text:style-name="T4">const</text:span><text:span text:style-name="T2"> </text:span>{</text:p>
      <text:p text:style-name="P2"><text:span text:style-name="T2"><text:s text:c="8"/></text:span><text:span text:style-name="T4">return</text:span><text:span text:style-name="T2"> </text:span><text:span text:style-name="T10">currency</text:span><text:span text:style-name="T2"> </text:span><text:span text:style-name="T8">==</text:span><text:span text:style-name="T2"> </text:span><text:span text:style-name="T7">baseCurrency</text:span><text:span text:style-name="T2"> </text:span>||<text:span text:style-name="T2"> </text:span><text:span text:style-name="T7">exchangeRates</text:span>.<text:span text:style-name="T8">find</text:span>(<text:span text:style-name="T10">currency</text:span>)<text:span text:style-name="T2"> </text:span><text:span text:style-name="T8">!=</text:span><text:span text:style-name="T2"> </text:span><text:span text:style-name="T7">exchangeRates</text:span>.<text:span text:style-name="T8">end</text:span>();</text:p>
      <text:p text:style-name="P2"><text:span text:style-name="T2"><text:s text:c="4"/></text:span>}</text:p>
      <text:p text:style-name="P1">};</text:p>
      <text:p text:style-name="P2"><text:span text:style-name="T3">//</text:span><text:span text:style-name="T2"> </text:span><text:span text:style-name="T3">Функция</text:span><text:span text:style-name="T2"> </text:span><text:span text:style-name="T3">для</text:span><text:span text:style-name="T2"> </text:span><text:span text:style-name="T3">вывода</text:span><text:span text:style-name="T2"> </text:span><text:span text:style-name="T3">помощи</text:span></text:p>
      <text:p text:style-name="P2"><text:span text:style-name="T4">void</text:span><text:span text:style-name="T2"> </text:span><text:span text:style-name="T9">printHelp</text:span>()<text:span text:style-name="T2"> </text:span>{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Доступные команды:\n"</text:span></text:p>
      <text:p text:style-name="P2"><text:span text:style-name="T2"><text:s text:c="9"/></text:span><text:span text:style-name="T8">&lt;&lt;</text:span><text:span text:style-name="T2"> </text:span><text:span text:style-name="T3">"help - показать это сообщение\n"</text:span></text:p>
      <text:p text:style-name="P2"><text:span text:style-name="T2"><text:s text:c="9"/></text:span><text:span text:style-name="T8">&lt;&lt;</text:span><text:span text:style-name="T2"> </text:span><text:span text:style-name="T3">"list - показать список доступных валют\n"</text:span></text:p>
      <text:p text:style-name="P2"><text:span text:style-name="T2"><text:s text:c="9"/></text:span><text:span text:style-name="T8">&lt;&lt;</text:span><text:span text:style-name="T2"> </text:span><text:span text:style-name="T3">"convert - конвертировать сумму из одной валюты в другую\n"</text:span></text:p>
      <text:p text:style-name="P2"><text:span text:style-name="T2"><text:s text:c="9"/></text:span><text:span text:style-name="T8">&lt;&lt;</text:span><text:span text:style-name="T2"> </text:span><text:span text:style-name="T3">"exit - выйти из программы\n"</text:span>;</text:p>
      <text:p text:style-name="P1">}</text:p>
      <text:p text:style-name="P2"><text:span text:style-name="T3">//</text:span><text:span text:style-name="T2"> </text:span><text:span text:style-name="T3">Функция</text:span><text:span text:style-name="T2"> </text:span><text:span text:style-name="T3">для</text:span><text:span text:style-name="T2"> </text:span><text:span text:style-name="T3">вывода</text:span><text:span text:style-name="T2"> </text:span><text:span text:style-name="T3">списка</text:span><text:span text:style-name="T2"> </text:span><text:span text:style-name="T3">валют</text:span></text:p>
      <text:p text:style-name="P2"><text:span text:style-name="T4">void</text:span><text:span text:style-name="T2"> </text:span><text:span text:style-name="T9">printCurrencyList</text:span>(<text:span text:style-name="T4">const</text:span><text:span text:style-name="T2"> </text:span><text:span text:style-name="T5">CurrencyConverter</text:span>&amp;<text:span text:style-name="T2"> </text:span><text:span text:style-name="T10">converter</text:span>)<text:span text:style-name="T2"> </text:span>{</text:p>
      <text:p text:style-name="P2"><text:span text:style-name="T2"><text:s text:c="4"/></text:span><text:span text:style-name="T5">vector</text:span>&lt;<text:span text:style-name="T5">string</text:span>&gt;<text:span text:style-name="T2"> </text:span><text:span text:style-name="T10">currencies</text:span><text:span text:style-name="T2"> </text:span>=<text:span text:style-name="T2"> </text:span><text:span text:style-name="T10">converter</text:span>.<text:span text:style-name="T8">getAvailableCurrencies</text:span>();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Доступные валюты:\n"</text:span>;</text:p>
      <text:p text:style-name="P2"><text:span text:style-name="T2"><text:s text:c="4"/></text:span><text:span text:style-name="T4">for</text:span><text:span text:style-name="T2"> </text:span>(<text:span text:style-name="T4">const</text:span><text:span text:style-name="T2"> </text:span><text:span text:style-name="T5">string</text:span>&amp;<text:span text:style-name="T2"> </text:span><text:span text:style-name="T10">currency</text:span><text:span text:style-name="T2"> </text:span>:<text:span text:style-name="T2"> </text:span><text:span text:style-name="T10">currencies</text:span>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3">"- "</text:span><text:span text:style-name="T2"> </text:span><text:span text:style-name="T8">&lt;&lt;</text:span><text:span text:style-name="T2"> </text:span><text:span text:style-name="T10">currency</text:span><text:span text:style-name="T2"> </text:span><text:span text:style-name="T8">&lt;&lt;</text:span><text:span text:style-name="T2"> </text:span><text:span text:style-name="T3">"\n"</text:span>;</text:p>
      <text:p text:style-name="P2"><text:span text:style-name="T2"><text:s text:c="4"/></text:span>}</text:p>
      <text:p text:style-name="P1">}</text:p>
      <text:p text:style-name="P2"><text:span text:style-name="T3">//</text:span><text:span text:style-name="T2"> </text:span><text:span text:style-name="T3">Функция</text:span><text:span text:style-name="T2"> </text:span><text:span text:style-name="T3">для</text:span><text:span text:style-name="T2"> </text:span><text:span text:style-name="T3">обработки</text:span><text:span text:style-name="T2"> </text:span><text:span text:style-name="T3">команды</text:span><text:span text:style-name="T2"> </text:span><text:span text:style-name="T3">конвертации</text:span></text:p>
      <text:p text:style-name="P2"><text:span text:style-name="T4">void</text:span><text:span text:style-name="T2"> </text:span><text:span text:style-name="T9">handleConvertCommand</text:span>(<text:span text:style-name="T5">CurrencyConverter</text:span>&amp;<text:span text:style-name="T2"> </text:span><text:span text:style-name="T10">converter</text:span>)<text:span text:style-name="T2"> </text:span>{</text:p>
      <text:p text:style-name="P2"><text:soft-page-break/><text:span text:style-name="T2"><text:s text:c="4"/></text:span><text:span text:style-name="T5">string</text:span><text:span text:style-name="T2"> </text:span><text:span text:style-name="T10">fromCurrency</text:span>,<text:span text:style-name="T2"> </text:span><text:span text:style-name="T10">toCurrency</text:span>;</text:p>
      <text:p text:style-name="P1"><text:span text:style-name="T2"><text:s text:c="4"/></text:span><text:span text:style-name="T4">double</text:span><text:span text:style-name="T2"> </text:span><text:span text:style-name="T10">amount</text:span>;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Введите исходную валюту: "</text:span>;</text:p>
      <text:p text:style-name="P2"><text:span text:style-name="T2"><text:s text:c="4"/></text:span><text:span text:style-name="T12">cin</text:span><text:span text:style-name="T2"> </text:span><text:span text:style-name="T8">&gt;&gt;</text:span><text:span text:style-name="T2"> </text:span><text:span text:style-name="T10">fromCurrency</text:span>;</text:p>
      <text:p text:style-name="P1"><text:span text:style-name="T2"><text:s text:c="4"/></text:span><text:span text:style-name="T8">transform</text:span>(<text:span text:style-name="T10">fromCurrency</text:span>.<text:span text:style-name="T8">begin</text:span>(),<text:span text:style-name="T2"> </text:span><text:span text:style-name="T10">fromCurrency</text:span>.<text:span text:style-name="T8">end</text:span>(),<text:span text:style-name="T2"> </text:span><text:span text:style-name="T10">fromCurrency</text:span>.<text:span text:style-name="T8">begin</text:span>(),<text:span text:style-name="T2"> </text:span>::<text:span text:style-name="T8">toupper</text:span>);</text:p>
      <text:p text:style-name="P2"><text:span text:style-name="T2"><text:s text:c="4"/></text:span><text:span text:style-name="T4">if</text:span><text:span text:style-name="T2"> </text:span>(!<text:span text:style-name="T10">converter</text:span>.<text:span text:style-name="T8">hasCurrency</text:span>(<text:span text:style-name="T10">fromCurrency</text:span>)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3">"Ошибка: Валюта '"</text:span><text:span text:style-name="T2"> </text:span><text:span text:style-name="T8">&lt;&lt;</text:span><text:span text:style-name="T2"> </text:span><text:span text:style-name="T10">fromCurrency</text:span><text:span text:style-name="T2"> </text:span><text:span text:style-name="T8">&lt;&lt;</text:span><text:span text:style-name="T2"> </text:span><text:span text:style-name="T3">"' не поддерживается.\n"</text:span>;</text:p>
      <text:p text:style-name="P2"><text:span text:style-name="T2"><text:s text:c="8"/></text:span><text:span text:style-name="T4">return</text:span>;</text:p>
      <text:p text:style-name="P2"><text:span text:style-name="T2"><text:s text:c="4"/></text:span>}</text:p>
      <text:p text:style-name="P2"><text:span text:style-name="T12">cout</text:span><text:span text:style-name="T2"> </text:span><text:span text:style-name="T8">&lt;&lt;</text:span><text:span text:style-name="T2"> </text:span><text:span text:style-name="T3">"Введите целевую валюту: "</text:span>;</text:p>
      <text:p text:style-name="P2"><text:span text:style-name="T2"><text:s text:c="4"/></text:span><text:span text:style-name="T12">cin</text:span><text:span text:style-name="T2"> </text:span><text:span text:style-name="T8">&gt;&gt;</text:span><text:span text:style-name="T2"> </text:span><text:span text:style-name="T10">toCurrency</text:span>;</text:p>
      <text:p text:style-name="P1"><text:span text:style-name="T2"><text:s text:c="4"/></text:span><text:span text:style-name="T8">transform</text:span>(<text:span text:style-name="T10">toCurrency</text:span>.<text:span text:style-name="T8">begin</text:span>(),<text:span text:style-name="T2"> </text:span><text:span text:style-name="T10">toCurrency</text:span>.<text:span text:style-name="T8">end</text:span>(),<text:span text:style-name="T2"> </text:span><text:span text:style-name="T10">toCurrency</text:span>.<text:span text:style-name="T8">begin</text:span>(),<text:span text:style-name="T2"> </text:span>::<text:span text:style-name="T8">toupper</text:span>);</text:p>
      <text:p text:style-name="P2"><text:span text:style-name="T2"><text:s text:c="4"/></text:span><text:span text:style-name="T4">if</text:span><text:span text:style-name="T2"> </text:span>(!<text:span text:style-name="T10">converter</text:span>.<text:span text:style-name="T8">hasCurrency</text:span>(<text:span text:style-name="T10">toCurrency</text:span>)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3">"Ошибка: Валюта '"</text:span><text:span text:style-name="T2"> </text:span><text:span text:style-name="T8">&lt;&lt;</text:span><text:span text:style-name="T2"> </text:span><text:span text:style-name="T10">toCurrency</text:span><text:span text:style-name="T2"> </text:span><text:span text:style-name="T8">&lt;&lt;</text:span><text:span text:style-name="T2"> </text:span><text:span text:style-name="T3">"' не поддерживается.\n"</text:span>;</text:p>
      <text:p text:style-name="P2"><text:span text:style-name="T2"><text:s text:c="8"/></text:span><text:span text:style-name="T4">return</text:span>;</text:p>
      <text:p text:style-name="P1"><text:span text:style-name="T2"><text:s text:c="4"/></text:span>}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Введите сумму для конвертации: "</text:span>;</text:p>
      <text:p text:style-name="P1"><text:span text:style-name="T2"><text:s text:c="4"/></text:span><text:span text:style-name="T12">cin</text:span><text:span text:style-name="T2"> </text:span><text:span text:style-name="T8">&gt;&gt;</text:span><text:span text:style-name="T2"> </text:span><text:span text:style-name="T10">amount</text:span>;</text:p>
      <text:p text:style-name="P2"><text:span text:style-name="T2"><text:s text:c="4"/></text:span><text:span text:style-name="T4">if</text:span><text:span text:style-name="T2"> </text:span>(<text:span text:style-name="T10">amount</text:span><text:span text:style-name="T2"> </text:span>&lt;=<text:span text:style-name="T2"> </text:span><text:span text:style-name="T1">0</text:span>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3">"Ошибка: Сумма должна быть положительным числом.\n"</text:span>;</text:p>
      <text:p text:style-name="P2"><text:span text:style-name="T2"><text:s text:c="8"/></text:span><text:span text:style-name="T4">return</text:span>;</text:p>
      <text:p text:style-name="P1"><text:span text:style-name="T2"><text:s text:c="4"/></text:span>}</text:p>
      <text:p text:style-name="P2"><text:span text:style-name="T2"><text:s text:c="4"/></text:span><text:span text:style-name="T4">double</text:span><text:span text:style-name="T2"> </text:span><text:span text:style-name="T10">result</text:span><text:span text:style-name="T2"> </text:span>=<text:span text:style-name="T2"> </text:span><text:span text:style-name="T10">converter</text:span>.<text:span text:style-name="T8">convert</text:span>(<text:span text:style-name="T10">amount</text:span>,<text:span text:style-name="T2"> </text:span><text:span text:style-name="T10">fromCurrency</text:span>,<text:span text:style-name="T2"> </text:span><text:span text:style-name="T10">toCurrency</text:span>);</text:p>
      <text:p text:style-name="P2"><text:span text:style-name="T2"><text:s text:c="4"/></text:span><text:span text:style-name="T4">if</text:span><text:span text:style-name="T2"> </text:span>(<text:span text:style-name="T10">result</text:span><text:span text:style-name="T2"> </text:span>&gt;=<text:span text:style-name="T2"> </text:span><text:span text:style-name="T1">0</text:span>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8">fixed</text:span><text:span text:style-name="T2"> </text:span><text:span text:style-name="T8">&lt;&lt;</text:span><text:span text:style-name="T2"> </text:span><text:span text:style-name="T8">setprecision</text:span>(<text:span text:style-name="T1">2</text:span>);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10">amount</text:span><text:span text:style-name="T2"> </text:span><text:span text:style-name="T8">&lt;&lt;</text:span><text:span text:style-name="T2"> </text:span><text:span text:style-name="T3">" "</text:span><text:span text:style-name="T2"> </text:span><text:span text:style-name="T8">&lt;&lt;</text:span><text:span text:style-name="T2"> </text:span><text:span text:style-name="T10">fromCurrency</text:span><text:span text:style-name="T2"> </text:span><text:span text:style-name="T8">&lt;&lt;</text:span><text:span text:style-name="T2"> </text:span><text:span text:style-name="T3">" = "</text:span><text:span text:style-name="T2"> </text:span><text:span text:style-name="T8">&lt;&lt;</text:span><text:span text:style-name="T2"> </text:span><text:span text:style-name="T10">result</text:span><text:span text:style-name="T2"> </text:span><text:span text:style-name="T8">&lt;&lt;</text:span><text:span text:style-name="T2"> </text:span><text:span text:style-name="T3">" "</text:span><text:span text:style-name="T2"> </text:span><text:span text:style-name="T8">&lt;&lt;</text:span><text:span text:style-name="T2"> </text:span><text:span text:style-name="T10">toCurrency</text:span><text:span text:style-name="T2"> </text:span><text:span text:style-name="T8">&lt;&lt;</text:span><text:span text:style-name="T2"> </text:span><text:span text:style-name="T3">"\n"</text:span>;</text:p>
      <text:p text:style-name="P2"><text:span text:style-name="T2"><text:s text:c="4"/></text:span>}</text:p>
      <text:p text:style-name="P1">}</text:p>
      <text:p text:style-name="P2"><text:span text:style-name="T3">//</text:span><text:span text:style-name="T2"> </text:span><text:span text:style-name="T3">Основная</text:span><text:span text:style-name="T2"> </text:span><text:span text:style-name="T3">функция</text:span></text:p>
      <text:p text:style-name="P2"><text:span text:style-name="T4">int</text:span><text:span text:style-name="T2"> </text:span><text:span text:style-name="T9">main</text:span>()<text:span text:style-name="T2"> </text:span>{</text:p>
      <text:p text:style-name="P1"><text:span text:style-name="T2"><text:s text:c="4"/></text:span><text:span text:style-name="T5">CurrencyConverter</text:span><text:span text:style-name="T2"> </text:span><text:span text:style-name="T10">converter</text:span>;</text:p>
      <text:p text:style-name="P2"><text:span text:style-name="T2"><text:s text:c="4"/></text:span><text:span text:style-name="T3">//</text:span><text:span text:style-name="T2"> </text:span><text:span text:style-name="T3">Загрузка</text:span><text:span text:style-name="T2"> </text:span><text:span text:style-name="T3">курсов</text:span><text:span text:style-name="T2"> </text:span><text:span text:style-name="T3">валют</text:span><text:span text:style-name="T2"> </text:span><text:span text:style-name="T3">(файл</text:span><text:span text:style-name="T2"> </text:span><text:span text:style-name="T3">должен</text:span><text:span text:style-name="T2"> </text:span><text:span text:style-name="T3">быть</text:span><text:span text:style-name="T2"> </text:span><text:span text:style-name="T3">в</text:span><text:span text:style-name="T2"> </text:span><text:span text:style-name="T3">том</text:span><text:span text:style-name="T2"> </text:span><text:span text:style-name="T3">же</text:span><text:span text:style-name="T2"> </text:span><text:span text:style-name="T3">каталоге)</text:span></text:p>
      <text:p text:style-name="P2"><text:span text:style-name="T2"><text:s text:c="4"/></text:span><text:span text:style-name="T4">if</text:span><text:span text:style-name="T2"> </text:span>(!<text:span text:style-name="T10">converter</text:span>.<text:span text:style-name="T8">loadExchangeRates</text:span>(<text:span text:style-name="T3">"/home/jkate/CurrentyBot/exchange_rates.txt"</text:span>))<text:span text:style-name="T2"> </text:span>{</text:p>
      <text:p text:style-name="P2"><text:span text:style-name="T2"><text:s text:c="8"/></text:span><text:span text:style-name="T4">return</text:span><text:span text:style-name="T2"> </text:span><text:span text:style-name="T1">1</text:span>;</text:p>
      <text:p text:style-name="P1"><text:span text:style-name="T2"><text:s text:c="4"/></text:span>}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Добро пожаловать в чат-бот конвертации валют!\n"</text:span>;</text:p>
      <text:p text:style-name="P1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Введите 'help' для списка команд.\n"</text:span>;</text:p>
      <text:p text:style-name="P2"><text:span text:style-name="T2"><text:s text:c="4"/></text:span><text:span text:style-name="T5">string</text:span><text:span text:style-name="T2"> </text:span><text:span text:style-name="T10">command</text:span>;</text:p>
      <text:p text:style-name="P2"><text:span text:style-name="T2"><text:s text:c="4"/></text:span><text:span text:style-name="T4">while</text:span><text:span text:style-name="T2"> </text:span>(<text:span text:style-name="T4">true</text:span>)<text:span text:style-name="T2"> </text:span>{</text:p>
      <text:p text:style-name="P2"><text:span text:style-name="T2"><text:s text:c="8"/></text:span><text:span text:style-name="T12">cout</text:span><text:span text:style-name="T2"> </text:span><text:span text:style-name="T8">&lt;&lt;</text:span><text:span text:style-name="T2"> </text:span><text:span text:style-name="T3">"&gt; "</text:span>;</text:p>
      <text:p text:style-name="P2"><text:span text:style-name="T2"><text:s text:c="8"/></text:span><text:span text:style-name="T12">cin</text:span><text:span text:style-name="T2"> </text:span><text:span text:style-name="T8">&gt;&gt;</text:span><text:span text:style-name="T2"> </text:span><text:span text:style-name="T10">command</text:span>;</text:p>
      <text:p text:style-name="P1"><text:span text:style-name="T2"><text:s text:c="8"/></text:span><text:span text:style-name="T8">transform</text:span>(<text:span text:style-name="T10">command</text:span>.<text:span text:style-name="T8">begin</text:span>(),<text:span text:style-name="T2"> </text:span><text:span text:style-name="T10">command</text:span>.<text:span text:style-name="T8">end</text:span>(),<text:span text:style-name="T2"> </text:span><text:span text:style-name="T10">command</text:span>.<text:span text:style-name="T8">begin</text:span>(),<text:span text:style-name="T2"> </text:span>::<text:span text:style-name="T8">tolower</text:span>);</text:p>
      <text:p text:style-name="P2"><text:span text:style-name="T2"><text:s text:c="8"/></text:span><text:span text:style-name="T4">if</text:span><text:span text:style-name="T2"> </text:span>(<text:span text:style-name="T10">command</text:span><text:span text:style-name="T2"> </text:span><text:span text:style-name="T8">==</text:span><text:span text:style-name="T2"> </text:span><text:span text:style-name="T3">"exit"</text:span>)<text:span text:style-name="T2"> </text:span>{</text:p>
      <text:p text:style-name="P2"><text:span text:style-name="T2"><text:s text:c="12"/></text:span><text:span text:style-name="T4">break</text:span>;</text:p>
      <text:p text:style-name="P2"><text:span text:style-name="T2"><text:s text:c="8"/></text:span>}<text:span text:style-name="T2"> </text:span><text:span text:style-name="T4">else</text:span><text:span text:style-name="T2"> </text:span><text:span text:style-name="T4">if</text:span><text:span text:style-name="T2"> </text:span>(<text:span text:style-name="T10">command</text:span><text:span text:style-name="T2"> </text:span><text:span text:style-name="T8">==</text:span><text:span text:style-name="T2"> </text:span><text:span text:style-name="T3">"help"</text:span>)<text:span text:style-name="T2"> </text:span>{</text:p>
      <text:p text:style-name="P2"><text:soft-page-break/><text:span text:style-name="T2"><text:s text:c="12"/></text:span><text:span text:style-name="T8">printHelp</text:span>();</text:p>
      <text:p text:style-name="P2"><text:span text:style-name="T2"><text:s text:c="8"/></text:span>}<text:span text:style-name="T2"> </text:span><text:span text:style-name="T4">else</text:span><text:span text:style-name="T2"> </text:span><text:span text:style-name="T4">if</text:span><text:span text:style-name="T2"> </text:span>(<text:span text:style-name="T10">command</text:span><text:span text:style-name="T2"> </text:span><text:span text:style-name="T8">==</text:span><text:span text:style-name="T2"> </text:span><text:span text:style-name="T3">"list"</text:span>)<text:span text:style-name="T2"> </text:span>{</text:p>
      <text:p text:style-name="P2"><text:span text:style-name="T2"><text:s text:c="12"/></text:span><text:span text:style-name="T8">printCurrencyList</text:span>(<text:span text:style-name="T10">converter</text:span>);</text:p>
      <text:p text:style-name="P2"><text:span text:style-name="T2"><text:s text:c="8"/></text:span>}<text:span text:style-name="T2"> </text:span><text:span text:style-name="T4">else</text:span><text:span text:style-name="T2"> </text:span><text:span text:style-name="T4">if</text:span><text:span text:style-name="T2"> </text:span>(<text:span text:style-name="T10">command</text:span><text:span text:style-name="T2"> </text:span><text:span text:style-name="T8">==</text:span><text:span text:style-name="T2"> </text:span><text:span text:style-name="T3">"convert"</text:span>)<text:span text:style-name="T2"> </text:span>{</text:p>
      <text:p text:style-name="P2"><text:span text:style-name="T2"><text:s text:c="12"/></text:span><text:span text:style-name="T8">handleConvertCommand</text:span>(<text:span text:style-name="T11">converter</text:span>);</text:p>
      <text:p text:style-name="P2"><text:span text:style-name="T2"><text:s text:c="8"/></text:span>}<text:span text:style-name="T2"> </text:span><text:span text:style-name="T4">else</text:span><text:span text:style-name="T2"> </text:span>{</text:p>
      <text:p text:style-name="P2"><text:span text:style-name="T2"><text:s text:c="12"/></text:span><text:span text:style-name="T12">cout</text:span><text:span text:style-name="T2"> </text:span><text:span text:style-name="T8">&lt;&lt;</text:span><text:span text:style-name="T2"> </text:span><text:span text:style-name="T3">"Неизвестная команда. Введите 'help' для списка команд.\n"</text:span>;</text:p>
      <text:p text:style-name="P2"><text:span text:style-name="T2"><text:s text:c="8"/></text:span>}</text:p>
      <text:p text:style-name="P1"><text:span text:style-name="T2"><text:s text:c="4"/></text:span>}</text:p>
      <text:p text:style-name="P2"><text:span text:style-name="T2"><text:s text:c="4"/></text:span><text:span text:style-name="T12">cout</text:span><text:span text:style-name="T2"> </text:span><text:span text:style-name="T8">&lt;&lt;</text:span><text:span text:style-name="T2"> </text:span><text:span text:style-name="T3">"До свидания!\n"</text:span>;</text:p>
      <text:p text:style-name="P2"><text:span text:style-name="T2"><text:s text:c="4"/></text:span><text:span text:style-name="T4">return</text:span><text:span text:style-name="T2"> </text:span><text:span text:style-name="T1">0</text:span>;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22:27:22.836634635</meta:creation-date>
    <dc:date>2025-07-01T22:27:45.399452989</dc:date>
    <meta:editing-duration>PT23S</meta:editing-duration>
    <meta:editing-cycles>1</meta:editing-cycles>
    <meta:document-statistic meta:table-count="0" meta:image-count="0" meta:object-count="0" meta:page-count="4" meta:paragraph-count="156" meta:word-count="618" meta:character-count="5525" meta:non-whitespace-character-count="4079"/>
    <meta:generator>LibreOffice/7.6.7.2$Linux_X86_64 LibreOffice_project/60$Build-2</meta:generator>
  </office:meta>
</office:document-meta>
</file>